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2c7a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2ef28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d0186" officeooo:paragraph-rsid="002d018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ec44a" officeooo:paragraph-rsid="002ec44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a21f" officeooo:paragraph-rsid="002ca2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42a22" officeooo:paragraph-rsid="00342a2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8eb4" officeooo:paragraph-rsid="00401ed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c7a15" officeooo:paragraph-rsid="002ef28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d0186" officeooo:paragraph-rsid="002d018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0302d" officeooo:paragraph-rsid="00315c0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3123f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3123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43123f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2a22" officeooo:paragraph-rsid="00342a22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d0186" officeooo:paragraph-rsid="002d0186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d0186" officeooo:paragraph-rsid="002d0186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d0186" officeooo:paragraph-rsid="0030302d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d0186" officeooo:paragraph-rsid="002ec44a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d0186" officeooo:paragraph-rsid="0030302d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d38f1" officeooo:paragraph-rsid="002d38f1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c7a15" officeooo:paragraph-rsid="0030302d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15c04" officeooo:paragraph-rsid="00315c0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0302d" officeooo:paragraph-rsid="00315c04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0302d" officeooo:paragraph-rsid="00315c04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d38f1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35b79b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30302d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2c7a15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30302d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315c04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315c04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325b4a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2f8eb4" officeooo:paragraph-rsid="002f8eb4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30302d" officeooo:paragraph-rsid="0030302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d018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d38f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f8eb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0302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0f6d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15c0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25b4a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42a22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5b79b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2c7a15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764e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officeooo:rsid="00232ff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ec44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d38f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d0186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f8eb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0302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ef28b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0f6d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15c0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909b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9a92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aeb7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d073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493ba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5634a" style:font-size-asian="12pt" style:font-weight-asian="bold" style:font-size-complex="12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d38f1" style:font-weight-asian="bold" style:font-weight-complex="bold"/>
    </style:style>
    <style:style style:name="T32" style:family="text">
      <style:text-properties fo:font-weight="bold" officeooo:rsid="002ef28b" style:font-weight-asian="bold" style:font-weight-complex="bold"/>
    </style:style>
    <style:style style:name="T33" style:family="text">
      <style:text-properties fo:font-weight="bold" officeooo:rsid="002f8eb4" style:font-weight-asian="bold" style:font-weight-complex="bold"/>
    </style:style>
    <style:style style:name="T34" style:family="text">
      <style:text-properties fo:font-weight="bold" officeooo:rsid="0030302d" style:font-weight-asian="bold" style:font-weight-complex="bold"/>
    </style:style>
    <style:style style:name="T35" style:family="text">
      <style:text-properties fo:font-weight="bold" officeooo:rsid="00342a22" style:font-weight-asian="bold" style:font-weight-complex="bold"/>
    </style:style>
    <style:style style:name="T36" style:family="text">
      <style:text-properties fo:font-weight="bold" officeooo:rsid="0034d26b" style:font-weight-asian="bold" style:font-weight-complex="bold"/>
    </style:style>
    <style:style style:name="T37" style:family="text">
      <style:text-properties officeooo:rsid="002d38f1"/>
    </style:style>
    <style:style style:name="T38" style:family="text">
      <style:text-properties officeooo:rsid="002ec44a"/>
    </style:style>
    <style:style style:name="T39" style:family="text">
      <style:text-properties officeooo:rsid="002ef28b"/>
    </style:style>
    <style:style style:name="T40" style:family="text">
      <style:text-properties officeooo:rsid="002f8eb4"/>
    </style:style>
    <style:style style:name="T41" style:family="text">
      <style:text-properties officeooo:rsid="0030302d"/>
    </style:style>
    <style:style style:name="T42" style:family="text">
      <style:text-properties officeooo:rsid="00315c04"/>
    </style:style>
    <style:style style:name="T43" style:family="text">
      <style:text-properties officeooo:rsid="00342a22"/>
    </style:style>
    <style:style style:name="T44" style:family="text">
      <style:text-properties officeooo:rsid="003764e2"/>
    </style:style>
    <style:style style:name="T45" style:family="text">
      <style:text-properties officeooo:rsid="003e5e3b"/>
    </style:style>
    <style:style style:name="T46" style:family="text">
      <style:text-properties officeooo:rsid="003d6f13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4">1<text:span text:style-name="T47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C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E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6"><text:span text:style-name="T25">5</text:span><text:span text:style-name="T26">0</text:span><text:span text:style-name="T29">7</text:span><text:span text:style-name="T28">a</text:span><text:span text:style-name="T24"> - A/G</text:span><text:span text:style-name="T14"> - </text:span><text:span text:style-name="T13">AGM-</text:span><text:span text:style-name="T15">88C HARMs</text:span><text:span text:style-name="T27"> without HTS pod (see next page for HTS)</text:span></text:p>
      <text:p text:style-name="P10"/>
      <text:p text:style-name="P1"><text:span text:style-name="T30">Master Arm</text:span> ... <text:span text:style-name="T30">ON</text:span></text:p>
      <text:p text:style-name="P1"><text:span text:style-name="T30">Master Mode</text:span> ... <text:span text:style-name="T30">A/G</text:span></text:p>
      <text:p text:style-name="P5"><text:span text:style-name="T30">SMS page</text:span> ... <text:span text:style-name="T30">Select AG88 </text:span><text:span text:style-name="T35">and PWR ON</text:span></text:p>
      <text:p text:style-name="P4"/>
      <text:p text:style-name="P9">(HARMs can be carried on stations 3, 4, 6, and 7, but <text:span text:style-name="T46">in USAF service </text:span>are only <text:span text:style-name="T46">carried on</text:span> stations 3 and 7.)</text:p>
      <text:p text:style-name="P4"/>
      <text:p text:style-name="P7">Missile can only search for 5 radar types at once. <text:s/>There are 3 <text:span text:style-name="T43">"</text:span>ALIC<text:span text:style-name="T43">"</text:span> Tables that can be set up with 5 radars each. <text:s/><text:span text:style-name="T39">Tables </text:span><text:span text:style-name="T40">and emitter IDs </text:span><text:span text:style-name="T39">are shown on </text:span><text:span text:style-name="T45">HARM tables</text:span><text:span text:style-name="T39"> page. <text:s/></text:span><text:span text:style-name="T43">Defaults are:</text:span></text:p>
      <text:list text:style-name="L1">
        <text:list-item>
          <text:p text:style-name="P17">Table 1 - long range missiles: SA-10 and SA-11 radars</text:p>
        </text:list-item>
        <text:list-item>
          <text:p text:style-name="P17">Table 2 - short range missiles and guns: 2S6/SA-19, Tor/SA-15, SA-8, ZSU-23-4, and Dog Ear radar</text:p>
        </text:list-item>
        <text:list-item>
          <text:p text:style-name="P17">Table 3 - older missiles: SA-2, SA-3, SA-6, SA-13</text:p>
        </text:list-item>
      </text:list>
      <text:p text:style-name="P8"/>
      <text:p text:style-name="P12">To edit a table:</text:p>
      <text:list text:style-name="L2">
        <text:list-item>
          <text:p text:style-name="P18">AG Master Mode</text:p>
        </text:list-item>
        <text:list-item>
          <text:p text:style-name="P18"><text:span text:style-name="T30">LIST</text:span> button on UFC</text:p>
        </text:list-item>
        <text:list-item>
          <text:p text:style-name="P18"><text:span text:style-name="T30">0</text:span> for MISC</text:p>
        </text:list-item>
        <text:list-item>
          <text:p text:style-name="P18"><text:span text:style-name="T30">0</text:span> for HARM</text:p>
        </text:list-item>
        <text:list-item>
          <text:p text:style-name="P18"><text:span text:style-name="T30">Increment/Decrement switch</text:span> to select table</text:p>
        </text:list-item>
        <text:list-item>
          <text:p text:style-name="P18">Select <text:span text:style-name="T38">ID </text:span>field with <text:span text:style-name="T30">Dobber switch up/down</text:span>.</text:p>
        </text:list-item>
        <text:list-item>
          <text:p text:style-name="P18">Type new ID on UFC keypad, then press <text:span text:style-name="T30">ENTR</text:span>.</text:p>
        </text:list-item>
        <text:list-item>
          <text:p text:style-name="P18">When finished, press <text:span text:style-name="T30">RTN</text:span> on Dobber switch to return to main DED page.</text:p>
        </text:list-item>
      </text:list>
      <text:p text:style-name="P3"/>
      <text:p text:style-name="P11">Modes:</text:p>
      <text:p text:style-name="P3"><text:span text:style-name="T30">HAS</text:span> <text:span text:style-name="T40">mode </text:span>- HARM As Sensor <text:span text:style-name="T40">(uses the missile itself to target emitters, similar to F/A-18C; missile flies directly to target without lofting)</text:span></text:p>
      <text:list text:style-name="L3">
        <text:list-item>
          <text:p text:style-name="P19">AG Master Mode, Master Arm ON, AG88 selected on SMS page.</text:p>
        </text:list-item>
        <text:list-item>
          <text:p text:style-name="P19"><text:span text:style-name="T40">On SMS page, </text:span><text:span text:style-name="T30">PWR OFF</text:span> OSB to power on the missiles.</text:p>
        </text:list-item>
        <text:list-item>
          <text:p text:style-name="P20">On left MFD, go to <text:span text:style-name="T30">WPN</text:span> page <text:span text:style-name="T41">and set it as </text:span><text:span text:style-name="T34">SOI</text:span><text:span text:style-name="T41"> (</text:span><text:span text:style-name="T34">Dish Hat down</text:span><text:span text:style-name="T41">)</text:span>. <text:s/><text:span text:style-name="T41">Set up missile:</text:span></text:p>
          <text:list>
            <text:list-item>
              <text:p text:style-name="P20"><text:span text:style-name="T40">Mode is shown on </text:span><text:span text:style-name="T33">top row left</text:span><text:span text:style-name="T40">, press that OSB until it shows </text:span><text:span text:style-name="T32">HAS</text:span>.</text:p>
            </text:list-item>
            <text:list-item>
              <text:p text:style-name="P19">Up to 10 emitters will be shown for current table. <text:s/>Press <text:span text:style-name="T30">TBL</text:span><text:span text:style-name="T32">n</text:span> OSB to cycle tables, <text:span text:style-name="T37">or </text:span><text:span text:style-name="T31">TMS left short</text:span><text:span text:style-name="T37">.</text:span></text:p>
            </text:list-item>
            <text:list-item>
              <text:p text:style-name="P23">Scan cycle can take up to 1m30s. <text:s/>Remove types from scan with <text:span text:style-name="T30">SRCH</text:span> OSB, unhighlight ones you don't want to search for, press <text:span text:style-name="T30">HAS</text:span> OSB <text:span text:style-name="T40">to return to main page</text:span>, then <text:span text:style-name="T30">RS</text:span> OSB to Reset Search scan.</text:p>
            </text:list-item>
            <text:list-item>
              <text:p text:style-name="P28"><text:span text:style-name="T3">Press </text:span><text:span text:style-name="T16">Flip</text:span><text:span text:style-name="T17">-down trigger</text:span><text:span text:style-name="T3"> (or long??) </text:span><text:span text:style-name="T9">or OSB at top </text:span><text:span text:style-name="T3">to change scan FOV for faster scan times.</text:span></text:p>
            </text:list-item>
            <text:list-item>
              <text:p text:style-name="P23">Use <text:span text:style-name="T30">TDC </text:span><text:span text:style-name="T36">slew</text:span> to select emitter, <text:span text:style-name="T30">TMS up</text:span> to lock/unlock. <text:s/>Handoff takes about 5 sec.</text:p>
            </text:list-item>
          </text:list>
        </text:list-item>
        <text:list-item>
          <text:p text:style-name="P29"><text:span text:style-name="T5">With emitter locked and handed off, </text:span><text:span text:style-name="T10">fly toward it until FOV box at bottom of HUD is flashing.</text:span></text:p>
        </text:list-item>
        <text:list-item>
          <text:p text:style-name="P29"><text:span text:style-name="T10">P</text:span><text:span text:style-name="T3">ress </text:span><text:span text:style-name="T17">Red Button</text:span><text:span text:style-name="T3"> to fire.</text:span></text:p>
        </text:list-item>
      </text:list>
      <text:p text:style-name="P2"/>
      <text:p text:style-name="P2"><text:span text:style-name="T30">POS</text:span> <text:span text:style-name="T40">mode </text:span>- Position <text:span text:style-name="T40">(uses steerpoint at target to find range, missile lofts for longer range)</text:span></text:p>
      <text:p text:style-name="P6">POS <text:span text:style-name="T41">s</text:span>ub-modes:</text:p>
      <text:list text:style-name="L4">
        <text:list-item>
          <text:p text:style-name="P30"><text:span text:style-name="T15">PB</text:span><text:span text:style-name="T11"> (Pre-Briefed) - </text:span><text:span text:style-name="T12">Longest range, on-boresight, s</text:span><text:span text:style-name="T11">eeker activates at 15 nmi, 120 deg FOV</text:span></text:p>
        </text:list-item>
        <text:list-item>
          <text:p text:style-name="P24"><text:span text:style-name="T30">EOM</text:span> (Equations of Motion) - <text:span text:style-name="T44">Medium range, off-boresight, s</text:span>eeker activates at 5 nmi, 40 deg FOV</text:p>
        </text:list-item>
        <text:list-item>
          <text:p text:style-name="P31"><text:span text:style-name="T15">RUK</text:span><text:span text:style-name="T11"> (Range Unknown) - </text:span><text:span text:style-name="T12">Shortest range, off-boresight, s</text:span><text:span text:style-name="T11">eeker activates at 20 nmi, 120 deg FOV</text:span></text:p>
        </text:list-item>
      </text:list>
      <text:p text:style-name="P6">To use missile:</text:p>
      <text:list xml:id="list2177021852" text:style-name="L5">
        <text:list-item>
          <text:p text:style-name="P21">AG Master Mode, Master Arm ON, AG88 selected on SMS page.</text:p>
        </text:list-item>
        <text:list-item>
          <text:p text:style-name="P36"><text:span text:style-name="T2">S</text:span><text:span text:style-name="T1">elect steerpoint that is near the target.</text:span></text:p>
        </text:list-item>
        <text:list-item>
          <text:p text:style-name="P22"><text:span text:style-name="T40">On SMS page, </text:span><text:span text:style-name="T30">PWR OFF</text:span> OSB to power on the missiles.</text:p>
        </text:list-item>
        <text:list-item>
          <text:p text:style-name="P22"><text:span text:style-name="T41">On left MFD, go to </text:span><text:span text:style-name="T34">WPN</text:span><text:span text:style-name="T41"> page and set it as </text:span><text:span text:style-name="T34">SOI</text:span><text:span text:style-name="T41"> (</text:span><text:span text:style-name="T34">Dish Hat down</text:span><text:span text:style-name="T41">). <text:s/>Set up missile:</text:span></text:p>
          <text:list>
            <text:list-item>
              <text:p text:style-name="P32"><text:span text:style-name="T4">Mode is shown on </text:span><text:span text:style-name="T19">top row left</text:span><text:span text:style-name="T4">, press that OSB until it shows </text:span><text:span text:style-name="T20">POS</text:span><text:span text:style-name="T2">.</text:span></text:p>
            </text:list-item>
            <text:list-item>
              <text:p text:style-name="P37"><text:span text:style-name="T2">S</text:span><text:span text:style-name="T1">ub-mode is shown on top row center, press that OSB to select sub-mode.</text:span></text:p>
            </text:list-item>
            <text:list-item>
              <text:p text:style-name="P32"><text:span text:style-name="T5">Select the threat table you want to attack with</text:span><text:span text:style-name="T2"> </text:span><text:span text:style-name="T18">TBL</text:span><text:span text:style-name="T21">n</text:span><text:span text:style-name="T2"> OSB, </text:span><text:span text:style-name="T3">or </text:span><text:span text:style-name="T17">TMS left short</text:span><text:span text:style-name="T3">.</text:span></text:p>
            </text:list-item>
            <text:list-item>
              <text:p text:style-name="P25">Press the OSB next to the specific threat you want to target at the steerpoint.</text:p>
            </text:list-item>
          </text:list>
        </text:list-item>
        <text:list-item>
          <text:p text:style-name="P26">HUD shows <text:span text:style-name="T42">some information:</text:span></text:p>
        </text:list-item>
      </text:list>
      <text:p text:style-name="P13"><text:tab/><text:span text:style-name="T42">R</text:span>ange scale on right. <text:s/>Top to bottom is:</text:p>
      <text:list text:style-name="L6">
        <text:list-item>
          <text:list>
            <text:list-item>
              <text:p text:style-name="P27"><text:span text:style-name="T42">U</text:span>pper range scale number (40 or 80 nmi).</text:p>
            </text:list-item>
            <text:list-item>
              <text:p text:style-name="P27"><text:span text:style-name="T42">A</text:span> caret showing current range to target.</text:p>
            </text:list-item>
            <text:list-item>
              <text:p text:style-name="P27"><text:span text:style-name="T42">A </text:span>bracket/<text:span text:style-name="T42">staple</text:span> showing <text:span text:style-name="T42">dynamic </text:span>MMZ (Missile Maneuvering Zone). <text:s/><text:span text:style-name="T42">Changes depending on your speed and altitude.</text:span></text:p>
            </text:list-item>
            <text:list-item>
              <text:p text:style-name="P27"><text:span text:style-name="T42">A</text:span> <text:span text:style-name="T42">short horizontal </text:span>line showing zero range.</text:p>
            </text:list-item>
          </text:list>
        </text:list-item>
      </text:list>
      <text:p text:style-name="P13"><text:tab/><text:span text:style-name="T42">Bottom of HUD:</text:span></text:p>
      <text:list text:style-name="L7">
        <text:list-item>
          <text:p text:style-name="P34"><text:span text:style-name="T7">An</text:span><text:span text:style-name="T6"> FOV box showing the final FOV </text:span><text:span text:style-name="T7">area </text:span><text:span text:style-name="T6">of the missile at the target??</text:span></text:p>
        </text:list-item>
      </text:list>
      <text:list xml:id="list195113358239170" text:continue-list="list2177021852" text:style-name="L5">
        <text:list-item>
          <text:p text:style-name="P33"><text:span text:style-name="T6">Fly the plane toward the target. <text:s/></text:span><text:span text:style-name="T7">In RUK mode, you can only launch when the </text:span><text:span text:style-name="T23">caret is in the MMZ</text:span><text:span text:style-name="T7">. <text:s/>However, you can launch from off boresight.</text:span></text:p>
        </text:list-item>
        <text:list-item>
          <text:p text:style-name="P33"><text:span text:style-name="T6">When the </text:span><text:span text:style-name="T22">FOV box is flashing</text:span><text:span text:style-name="T6">, missile is in parameters, p</text:span><text:span text:style-name="T3">ress </text:span><text:span text:style-name="T17">Red Button</text:span><text:span text:style-name="T3"> to fire.</text:span></text:p>
        </text:list-item>
      </text:list>
      <text:list text:style-name="L8">
        <text:list-item>
          <text:list>
            <text:list-item>
              <text:p text:style-name="P35"><text:span text:style-name="T3">T</text:span><text:span text:style-name="T8">op half of the WPN MFD page shows fired missiles (steerpoint on top, emitter type fired at on bottom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11.324000000</dc:date>
    <meta:editing-duration>PT7H50M56S</meta:editing-duration>
    <meta:editing-cycles>5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1" meta:word-count="721" meta:character-count="3634" meta:non-whitespace-character-count="3001"/>
  </office:meta>
</office:document-meta>
</file>